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Übergabeprotokoll Aufgabe 2.2 AD</text:p>
      <text:p text:style-name="Standard"/>
      <text:p text:style-name="Standard">Änderungen an Robots:</text:p>
      <text:p text:style-name="Standard"/>
      <text:list xml:id="list31136436" text:style-name="L1">
        <text:list-item>
          <text:p text:style-name="P1">Robot soll eine Ladung haben (Waren die er aufgenommen hat bis er zu Boxingplant zurückkehrt) – Funktionalität implementieren</text:p>
        </text:list-item>
      </text:list>
      <text:p text:style-name="Standard"/>
      <text:p text:style-name="Standard">Änderungen an der GUI:</text:p>
      <text:p text:style-name="Standard"/>
      <text:list xml:id="list31162168" text:style-name="L2">
        <text:list-item>
          <text:p text:style-name="P2">Statusfenster der Robots: aktuelle Position mit Zielzelle (nicht Koordinaten) und Ziel mit angesteuerter Ware (dessen ID) ersetzt werden.</text:p>
        </text:list-item>
        <text:list-item>
          <text:p text:style-name="P2">Button "Nächster Zug"/ Return-Taste : mal wird ein neuer Takt nach einmal drücken, mal nach mehrmaligen betätigen ausgeführt.</text:p>
        </text:list-item>
      </text:list>
      <text:p text:style-name="Standard"/>
      <text:p text:style-name="Standard">Allgemeine Änderungen:</text:p>
      <text:p text:style-name="Standard"/>
      <text:list xml:id="list31227781" text:style-name="L3">
        <text:list-item>
          <text:p text:style-name="P3">Abhängigkeiten aufdröseln. Wenn Methoden auf Elemente anderer Klassen nutzen, dann diese über Parameter übergeben</text:p>
        </text:list-item>
        <text:list-item>
          <text:p text:style-name="P3">Variablen-/ggf. Methodennamen anpassen: sprechende Namen und einheitliche Sprache (keine deutschen Namen mit englischen mischen)</text:p>
        </text:list-item>
        <text:list-item>
          <text:p text:style-name="P3">die evade()-Methode verbessern : arbeitet mit 2 Random-Variablen und produziert somit unvorhersehbares Fahrverhalten.</text:p>
        </text:list-item>
        <text:list-item>
          <text:p text:style-name="P3">Robots sollten auch warten können (nicht nur wenn gar kein Feld um ihn frei ist), sodass sie sich nicht zwanghaft bewegen müss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13S</meta:editing-duration>
    <meta:editing-cycles>3</meta:editing-cycles>
    <meta:generator>LibreOffice/3.4$Win32 LibreOffice_project/340m1$Build-402</meta:generator>
    <dc:date>2013-05-01T11:16:14.80</dc:date>
    <meta:document-statistic meta:table-count="0" meta:image-count="0" meta:object-count="0" meta:page-count="1" meta:paragraph-count="11" meta:word-count="137" meta:character-count="977" meta:non-whitespace-character-count="858"/>
    <meta:user-defined meta:name="Info 1"/>
    <meta:user-defined meta:name="Info 2"/>
    <meta:user-defined meta:name="Info 3"/>
    <meta:user-defined meta:name="Info 4"/>
  </office:meta>
</office:document-meta>
</file>